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4A0000014A5B9CC25FD6C25D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Fipps" svg:font-family="Fip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Andale Mono"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none" draw:fill-color="#ffffff"/>
      <style:text-properties style:font-name="Andale Mono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end"/>
    </style:style>
    <style:style style:name="T1" style:family="text">
      <style:text-properties style:font-name="Andale Mono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99cm" svg:height="8.499cm" svg:x="1.004cm" svg:y="1cm">
          <draw:image xlink:href="Pictures/100002000000014A0000014A5B9CC25FD6C25DCF.png" xlink:type="simple" xlink:show="embed" xlink:actuate="onLoad">
            <text:p/>
          </draw:image>
        </draw:frame>
        <draw:frame draw:style-name="gr2" draw:text-style-name="P3" draw:layer="layout" svg:width="6.784cm" svg:height="0.645cm" svg:x="1.843cm" svg:y="8.727cm">
          <draw:text-box>
            <text:p text:style-name="P2"><text:span text:style-name="T1">http://etho.tk/doar-maine-2/</text:span></text:p>
          </draw:text-box>
        </draw:frame>
        <draw:frame draw:style-name="gr2" draw:text-style-name="P3" draw:layer="layout" svg:width="6.336cm" svg:height="1.433cm" svg:x="2.393cm" svg:y="10.252cm">
          <draw:text-box>
            <text:p text:style-name="P4"><text:span text:style-name="T1">Nita Mocanu, Marius Stoica</text:span></text:p>
            <text:p text:style-name="P4"><text:span text:style-name="T1">Doar mâine II</text:span></text:p>
            <text:p text:style-name="P4"><text:span text:style-name="T1">Arad, 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Fipps" svg:font-family="Fip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15:03:16.186652982</meta:creation-date>
    <dc:date>2016-11-08T15:16:15.641893498</dc:date>
    <meta:editing-duration>PT12M59S</meta:editing-duration>
    <meta:editing-cycles>4</meta:editing-cycles>
    <meta:generator>LibreOffice/5.1.4.2$Linux_X86_64 LibreOffice_project/10m0$Build-2</meta:generator>
    <meta:document-statistic meta:object-count="3"/>
  </office:meta>
</office:document-meta>
</file>